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Blue_5f_Curve-title">
      <style:graphic-properties fo:min-height="3.125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fo:color="#5983b0" loext:opacity="100%" fo:font-size="32pt" style:font-size-asian="32pt" style:font-size-complex="32pt"/>
    </style:style>
    <style:style style:name="P19" style:family="paragraph">
      <style:text-properties style:font-name="Times New Roman" fo:font-size="36pt" style:font-size-asian="36pt" style:font-size-complex="36pt"/>
    </style:style>
    <style:style style:name="P20" style:family="paragraph">
      <style:text-properties fo:color="#5983b0" loext:opacity="100%" style:font-name="Times New Roman" fo:font-size="36pt" style:font-size-asian="36pt" style:font-size-complex="36pt"/>
    </style:style>
    <style:style style:name="P21" style:family="paragraph">
      <style:paragraph-properties fo:margin-top="0.42cm" fo:margin-bottom="0.35cm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5983b0" loext:opacity="100%" fo:font-size="28pt" style:font-size-asian="28pt" style:font-size-complex="28pt"/>
    </style:style>
    <style:style style:name="T22" style:family="text">
      <style:text-properties fo:color="#5983b0" loext:opacity="100%" fo:font-size="105.599998474121pt" style:font-size-asian="105.599998474121pt" style:font-size-complex="105.599998474121pt"/>
    </style:style>
    <style:style style:name="T23" style:family="text">
      <style:text-properties fo:color="#5983b0" loext:opacity="100%" fo:font-size="32pt" style:font-size-asian="32pt" style:font-size-complex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6" style:family="text">
      <style:text-properties fo:color="#5983b0" loext:opacity="100%" style:font-name="Times New Roman" fo:font-size="18pt" style:font-size-asian="18pt" style:font-size-complex="18pt"/>
    </style:style>
    <style:style style:name="T27" style:family="text">
      <style:text-properties fo:color="#5983b0" loext:opacity="100%" fo:font-size="36pt" style:font-size-asian="36pt" style:font-size-complex="36pt"/>
    </style:style>
    <style:style style:name="T28" style:family="text">
      <style:text-properties fo:color="#5983b0" loext:opacity="100%" fo:font-size="22pt" style:font-size-asian="22pt" style:font-size-complex="2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10" draw:text-style-name="P16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15"><text:span text:style-name="T20">Βασικές αρχές πυροπροστασίας</text:span></text:p>
              </text:list-header>
            </text:list>
            <text:list text:style-name="L4">
              <text:list-header>
                <text:p text:style-name="P15"><text:span text:style-name="T20">Πρόληψη</text:span></text:p>
                <text:p text:style-name="P15"><text:span text:style-name="T20">Πρόνοια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1"/></text:p>
            <text:p><text:span text:style-name="T22"><text:s text:c="4"/>Νερού</text:span></text:p>
            <text:p><text:span text:style-name="T22"><text:s text:c="4"/>Αφρού</text:span></text:p>
            <text:p><text:span text:style-name="T22"><text:s text:c="4"/>Διοξειδίου του άνθρακα</text:span></text:p>
            <text:p><text:span text:style-name="T22"><text:s text:c="4"/>Σκόν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8" draw:layer="layout" svg:width="26cm" svg:height="4.5cm" svg:x="1cm" svg:y="7cm" presentation:class="outline" presentation:user-transformed="true">
          <draw:text-box>
            <text:p text:style-name="P17"><text:span text:style-name="T23">Φωτισμός ασφαλείας</text:span></text:p>
            <text:p text:style-name="P17"><text:span text:style-name="T10">Διαδρομές εξόδου</text:span></text:p>
            <text:p text:style-name="P17"><text:span text:style-name="T10">Σημεία συγκέντρωσης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0">Τακτική διεξαγωγή </text:span><text:span text:style-name="T20"><text:line-break/></text:span><text:span text:style-name="T20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0">30. Αντιμετώπιση Πυρκαγιάς</text:span><text:span text:style-name="T20"><text:line-break/></text:span><text:span text:style-name="T20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4">Ενέργειες πρώτων λεπτών </text:span><text:span text:style-name="T24"><text:line-break/></text:span><text:span text:style-name="T24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9" draw:layer="layout" svg:width="25cm" svg:height="3cm" svg:x="1cm" svg:y="1.5cm" presentation:class="title" presentation:user-transformed="true">
          <draw:text-box>
            <text:p><text:span text:style-name="T25">Ερώτηση 6 – Πολλαπλής επιλογής</text:span></text:p>
          </draw:text-box>
        </draw:frame>
        <draw:frame presentation:style-name="pr2" draw:text-style-name="P20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6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0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1"/></text:p>
            <text:p><text:span text:style-name="T27"><text:s/></text:span><text:span text:style-name="T13">Προστασία διασώστη</text:span></text:p>
            <text:p><text:span text:style-name="T13"><text:s/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8"><text:s/></text:span><text:span text:style-name="T23"><text:s/>Μικροτραυματισμοί</text:span></text:p>
                <text:p><text:span text:style-name="T23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0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1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0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 text:style-name="P21"><text:span text:style-name="T20">35. Καρδιοπνευμονική Αναζωογόνηση </text:span><text:span text:style-name="T31"><text:line-break/></text:span><text:span text:style-name="T31"> <text:s text:c="2"/></text:span></text:p>
          </draw:text-box>
        </draw:frame>
        <draw:frame presentation:style-name="pr10" draw:text-style-name="P13" draw:layer="layout" svg:width="26cm" svg:height="5.5cm" svg:x="1cm" svg:y="7cm" presentation:class="outline" presentation:user-transformed="true">
          <draw:text-box>
            <text:p text:style-name="P15"><text:span text:style-name="T24"><text:s/>Έλεγχος ανταπόκρισης </text:span><text:span text:style-name="T24"><text:line-break/></text:span><text:span text:style-name="T24"> Συμπιέσεις </text:span><text:span text:style-name="T24"><text:line-break/></text:span><text:span text:style-name="T24"> 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0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A. Έναρξη συμπιέσεων <text:line-break/> B. Έλεγχος ανταπόκρισης (Σωστό) <text:line-break/> C. Τεχνητή αναπνοή <text:line-break/> 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p text:style-name="P15"><text:span text:style-name="T20">Τεχνικές χαλάρωσης </text:span><text:span text:style-name="T20"><text:line-break/></text:span><text:span text:style-name="T20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0">39. Αντιμετώπιση Συγκρούσεων</text:span><text:span text:style-name="T20"><text:line-break/></text:span><text:span text:style-name="T20"> <text:s text:c="2"/></text:span></text:p>
          </draw:text-box>
        </draw:frame>
        <draw:frame presentation:style-name="pr10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0">Διάλογος </text:span><text:span text:style-name="T20"><text:line-break/></text:span><text:span text:style-name="T20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0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0"><text:s text:c="3"/>Σημασία υγιούς εργασιακού περιβάλλοντος </text:span><text:span text:style-name="T20"><text:line-break/></text:span><text:span text:style-name="T20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0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2">Ποιος παράγοντας βελτιώνει τη συνεργασία; </text:span><text:span text:style-name="T32"><text:line-break/></text:span><text:span text:style-name="T32"> <text:s text:c="3"/>A. Έλλειψη επικοινωνίας </text:span><text:span text:style-name="T32"><text:line-break/></text:span><text:span text:style-name="T32"> <text:s text:c="3"/>B. Σεβασμός και ενεργή ακρόαση (Σωστό) </text:span><text:span text:style-name="T32"><text:line-break/></text:span><text:span text:style-name="T32"> <text:s text:c="3"/>C. Υπερβολικό άγχος </text:span><text:span text:style-name="T32"><text:line-break/></text:span><text:span text:style-name="T32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4.2$Windows_X86_64 LibreOffice_project/290daaa01b999472f0c7a3890eb6a550fd74c6df</meta:generator>
    <dc:title>ΠεριβαλλονΕργασίας</dc:title>
    <meta:editing-duration>PT3H39M24S</meta:editing-duration>
    <meta:editing-cycles>67</meta:editing-cycles>
    <dc:date>2026-02-24T10:28:37.415118700</dc:date>
    <meta:print-date>2025-12-02T12:08:58.830841000</meta:print-date>
    <meta:printed-by>PDF files</meta:printed-by>
    <dc:publisher>Ν.Αϊβαλιώτης</dc:publisher>
    <meta:document-statistic meta:object-count="236"/>
  </office:meta>
</office:document-meta>
</file>